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5d9" officeooo:paragraph-rsid="000fa5d9"/>
    </style:style>
    <style:style style:name="P2" style:family="paragraph" style:parent-style-name="Standard">
      <style:text-properties officeooo:rsid="000fa5d9" officeooo:paragraph-rsid="00112749"/>
    </style:style>
    <style:style style:name="P3" style:family="paragraph" style:parent-style-name="Standard">
      <style:text-properties officeooo:rsid="000fa5d9" officeooo:paragraph-rsid="0029a15c"/>
    </style:style>
    <style:style style:name="P4" style:family="paragraph" style:parent-style-name="Standard">
      <style:text-properties officeooo:rsid="000fa5d9" officeooo:paragraph-rsid="001888d9"/>
    </style:style>
    <style:style style:name="P5" style:family="paragraph" style:parent-style-name="Standard">
      <style:text-properties officeooo:rsid="000fa5d9" officeooo:paragraph-rsid="001c8ad3"/>
    </style:style>
    <style:style style:name="P6" style:family="paragraph" style:parent-style-name="Standard">
      <style:text-properties officeooo:rsid="000fa5d9" officeooo:paragraph-rsid="00709164"/>
    </style:style>
    <style:style style:name="T1" style:family="text">
      <style:text-properties officeooo:rsid="007e4dd4"/>
    </style:style>
    <style:style style:name="T2" style:family="text">
      <style:text-properties officeooo:rsid="0089860f"/>
    </style:style>
    <style:style style:name="T3" style:family="text">
      <style:text-properties officeooo:rsid="00822e62"/>
    </style:style>
    <style:style style:name="T4" style:family="text">
      <style:text-properties officeooo:rsid="008abcf1"/>
    </style:style>
    <style:style style:name="T5" style:family="text">
      <style:text-properties officeooo:rsid="00112749"/>
    </style:style>
    <style:style style:name="T6" style:family="text">
      <style:text-properties officeooo:rsid="00122361"/>
    </style:style>
    <style:style style:name="T7" style:family="text">
      <style:text-properties officeooo:rsid="0015b010"/>
    </style:style>
    <style:style style:name="T8" style:family="text">
      <style:text-properties officeooo:rsid="00453dc4"/>
    </style:style>
    <style:style style:name="T9" style:family="text">
      <style:text-properties officeooo:rsid="004c47e6"/>
    </style:style>
    <style:style style:name="T10" style:family="text">
      <style:text-properties officeooo:rsid="0046b297"/>
    </style:style>
    <style:style style:name="T11" style:family="text">
      <style:text-properties officeooo:rsid="0048364f"/>
    </style:style>
    <style:style style:name="T12" style:family="text">
      <style:text-properties officeooo:rsid="0049ea99"/>
    </style:style>
    <style:style style:name="T13" style:family="text">
      <style:text-properties officeooo:rsid="004abd49"/>
    </style:style>
    <style:style style:name="T14" style:family="text">
      <style:text-properties officeooo:rsid="001888d9"/>
    </style:style>
    <style:style style:name="T15" style:family="text">
      <style:text-properties officeooo:rsid="0029a15c"/>
    </style:style>
    <style:style style:name="T16" style:family="text">
      <style:text-properties officeooo:rsid="002d6bc0"/>
    </style:style>
    <style:style style:name="T17" style:family="text">
      <style:text-properties officeooo:rsid="004def40"/>
    </style:style>
    <style:style style:name="T18" style:family="text">
      <style:text-properties officeooo:rsid="002e3548"/>
    </style:style>
    <style:style style:name="T19" style:family="text">
      <style:text-properties officeooo:rsid="004d6182"/>
    </style:style>
    <style:style style:name="T20" style:family="text">
      <style:text-properties officeooo:rsid="0013bb77"/>
    </style:style>
    <style:style style:name="T21" style:family="text">
      <style:text-properties officeooo:rsid="0016a533"/>
    </style:style>
    <style:style style:name="T22" style:family="text">
      <style:text-properties officeooo:rsid="0044b5b4"/>
    </style:style>
    <style:style style:name="T23" style:family="text">
      <style:text-properties officeooo:rsid="0030d32b"/>
    </style:style>
    <style:style style:name="T24" style:family="text">
      <style:text-properties officeooo:rsid="00276942"/>
    </style:style>
    <style:style style:name="T25" style:family="text">
      <style:text-properties officeooo:rsid="0085ab57"/>
    </style:style>
    <style:style style:name="T26" style:family="text">
      <style:text-properties officeooo:rsid="00690769"/>
    </style:style>
    <style:style style:name="T27" style:family="text">
      <style:text-properties officeooo:rsid="0019cc1a"/>
    </style:style>
    <style:style style:name="T28" style:family="text">
      <style:text-properties officeooo:rsid="001b113f"/>
    </style:style>
    <style:style style:name="T29" style:family="text">
      <style:text-properties officeooo:rsid="001c8ad3"/>
    </style:style>
    <style:style style:name="T30" style:family="text">
      <style:text-properties officeooo:rsid="0069fa71"/>
    </style:style>
    <style:style style:name="T31" style:family="text">
      <style:text-properties officeooo:rsid="006be804"/>
    </style:style>
    <style:style style:name="T32" style:family="text">
      <style:text-properties officeooo:rsid="001d3746"/>
    </style:style>
    <style:style style:name="T33" style:family="text">
      <style:text-properties officeooo:rsid="00264702"/>
    </style:style>
    <style:style style:name="T34" style:family="text">
      <style:text-properties officeooo:rsid="00288b01"/>
    </style:style>
    <style:style style:name="T35" style:family="text">
      <style:text-properties officeooo:rsid="006d40bd"/>
    </style:style>
    <style:style style:name="T36" style:family="text">
      <style:text-properties officeooo:rsid="007e63b8"/>
    </style:style>
    <style:style style:name="T37" style:family="text">
      <style:text-properties officeooo:rsid="001ef9fd"/>
    </style:style>
    <style:style style:name="T38" style:family="text">
      <style:text-properties officeooo:rsid="006e9e19"/>
    </style:style>
    <style:style style:name="T39" style:family="text">
      <style:text-properties officeooo:rsid="008637cf"/>
    </style:style>
    <style:style style:name="T40" style:family="text">
      <style:text-properties officeooo:rsid="0020de72"/>
    </style:style>
    <style:style style:name="T41" style:family="text">
      <style:text-properties officeooo:rsid="00228379"/>
    </style:style>
    <style:style style:name="T42" style:family="text">
      <style:text-properties officeooo:rsid="00229235"/>
    </style:style>
    <style:style style:name="T43" style:family="text">
      <style:text-properties officeooo:rsid="00709164"/>
    </style:style>
    <style:style style:name="T44" style:family="text">
      <style:text-properties officeooo:rsid="0079bdca"/>
    </style:style>
    <style:style style:name="T45" style:family="text">
      <style:text-properties officeooo:rsid="0083cee7"/>
    </style:style>
    <style:style style:name="T46" style:family="text">
      <style:text-properties officeooo:rsid="00247a6d"/>
    </style:style>
    <style:style style:name="T47" style:family="text">
      <style:text-properties officeooo:rsid="00800c1c"/>
    </style:style>
    <style:style style:name="T48" style:family="text">
      <style:text-properties officeooo:rsid="002896c9"/>
    </style:style>
    <style:style style:name="T49" style:family="text">
      <style:text-properties officeooo:rsid="008660c6"/>
    </style:style>
    <style:style style:name="T50" style:family="text">
      <style:text-properties officeooo:rsid="003ce830"/>
    </style:style>
    <style:style style:name="T51" style:family="text">
      <style:text-properties officeooo:rsid="00420e45"/>
    </style:style>
    <style:style style:name="T52" style:family="text">
      <style:text-properties officeooo:rsid="007b576f"/>
    </style:style>
    <style:style style:name="T53" style:family="text">
      <style:text-properties officeooo:rsid="003e92ff"/>
    </style:style>
    <style:style style:name="T54" style:family="text">
      <style:text-properties officeooo:rsid="005184f0"/>
    </style:style>
    <style:style style:name="T55" style:family="text">
      <style:text-properties officeooo:rsid="003b628e"/>
    </style:style>
    <style:style style:name="T56" style:family="text">
      <style:text-properties officeooo:rsid="007624d6"/>
    </style:style>
    <style:style style:name="T57" style:family="text">
      <style:text-properties officeooo:rsid="00780015"/>
    </style:style>
    <style:style style:name="T58" style:family="text">
      <style:text-properties officeooo:rsid="008080ed"/>
    </style:style>
    <style:style style:name="T59" style:family="text">
      <style:text-properties officeooo:rsid="00743512"/>
    </style:style>
    <style:style style:name="T60" style:family="text">
      <style:text-properties officeooo:rsid="00834e04"/>
    </style:style>
    <style:style style:name="T61" style:family="text">
      <style:text-properties officeooo:rsid="002b255d"/>
    </style:style>
    <style:style style:name="T62" style:family="text">
      <style:text-properties officeooo:rsid="0043cf9f"/>
    </style:style>
    <style:style style:name="T63" style:family="text">
      <style:text-properties officeooo:rsid="002b2b59"/>
    </style:style>
    <style:style style:name="T64" style:family="text">
      <style:text-properties officeooo:rsid="004f0a6e"/>
    </style:style>
    <style:style style:name="T65" style:family="text">
      <style:text-properties officeooo:rsid="003713b7"/>
    </style:style>
    <style:style style:name="T66" style:family="text">
      <style:text-properties officeooo:rsid="003885a3"/>
    </style:style>
    <style:style style:name="T67" style:family="text">
      <style:text-properties officeooo:rsid="007dec27"/>
    </style:style>
    <style:style style:name="T68" style:family="text">
      <style:text-properties officeooo:rsid="0081897e"/>
    </style:style>
    <style:style style:name="T69" style:family="text">
      <style:text-properties officeooo:rsid="003188f6"/>
    </style:style>
    <style:style style:name="T70" style:family="text">
      <style:text-properties officeooo:rsid="00555b59"/>
    </style:style>
    <style:style style:name="T71" style:family="text">
      <style:text-properties officeooo:rsid="005f48aa"/>
    </style:style>
    <style:style style:name="T72" style:family="text">
      <style:text-properties officeooo:rsid="00582361"/>
    </style:style>
    <style:style style:name="T73" style:family="text">
      <style:text-properties officeooo:rsid="00575b32"/>
    </style:style>
    <style:style style:name="T74" style:family="text">
      <style:text-properties officeooo:rsid="006075fc"/>
    </style:style>
    <style:style style:name="T75" style:family="text">
      <style:text-properties officeooo:rsid="005986f1"/>
    </style:style>
    <style:style style:name="T76" style:family="text">
      <style:text-properties officeooo:rsid="005b8486"/>
    </style:style>
    <style:style style:name="T77" style:family="text">
      <style:text-properties officeooo:rsid="00664fbc"/>
    </style:style>
    <style:style style:name="T78" style:family="text">
      <style:text-properties officeooo:rsid="005d2bd4"/>
    </style:style>
    <style:style style:name="T79" style:family="text">
      <style:text-properties officeooo:rsid="005d8185"/>
    </style:style>
    <style:style style:name="T80" style:family="text">
      <style:text-properties officeooo:rsid="0060f08e"/>
    </style:style>
    <style:style style:name="T81" style:family="text">
      <style:text-properties officeooo:rsid="00615ec5"/>
    </style:style>
    <style:style style:name="T82" style:family="text">
      <style:text-properties officeooo:rsid="00617c8b"/>
    </style:style>
    <style:style style:name="T83" style:family="text">
      <style:text-properties officeooo:rsid="0061ae68"/>
    </style:style>
    <style:style style:name="T84" style:family="text">
      <style:text-properties officeooo:rsid="0067134b"/>
    </style:style>
    <style:style style:name="T85" style:family="text">
      <style:text-properties officeooo:rsid="0062830a"/>
    </style:style>
    <style:style style:name="T86" style:family="text">
      <style:text-properties officeooo:rsid="00631a0d"/>
    </style:style>
    <style:style style:name="T87" style:family="text">
      <style:text-properties officeooo:rsid="006850ed"/>
    </style:style>
    <style:style style:name="T88" style:family="text">
      <style:text-properties officeooo:rsid="00728f84"/>
    </style:style>
    <style:style style:name="T89" style:family="text">
      <style:text-properties officeooo:rsid="0032ac37"/>
    </style:style>
    <style:style style:name="T90" style:family="text">
      <style:text-properties officeooo:rsid="003424d9"/>
    </style:style>
    <style:style style:name="T91" style:family="text">
      <style:text-properties officeooo:rsid="007bb6e2"/>
    </style:style>
    <style:style style:name="T92" style:family="text">
      <style:text-properties officeooo:rsid="0035eaba"/>
    </style:style>
    <style:style style:name="T93" style:family="text">
      <style:text-properties officeooo:rsid="0050f287"/>
    </style:style>
    <style:style style:name="T94" style:family="text">
      <style:text-properties officeooo:rsid="00389cbd"/>
    </style:style>
    <style:style style:name="T95" style:family="text">
      <style:text-properties officeooo:rsid="003a6b17"/>
    </style:style>
    <style:style style:name="T96" style:family="text">
      <style:text-properties officeooo:rsid="004330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Stock Sim as of <text:span text:style-name="T1">1</text:span><text:span text:style-name="T2">1</text:span>/<text:span text:style-name="T3">2</text:span><text:span text:style-name="T2">5</text:span>/2023| Version <text:span text:style-name="T4">0.9.75</text:span></text:p>
      <text:p text:style-name="P1"/>
      <text:p text:style-name="P1">Premise: Stock Viewer with ability to use indicators to create trading strategies</text:p>
      <text:p text:style-name="P1"/>
      <text:p text:style-name="P1">Stock Viewer:</text:p>
      <text:p text:style-name="P1"><text:tab/>- <text:span text:style-name="T5">Stock data can be loaded via 3 different methods:</text:span></text:p>
      <text:p text:style-name="P2"><text:tab/><text:tab/>- <text:span text:style-name="T5">Open… Will display an open file dialog and requests a .txt file with data sorted as o,h,l,c,v,\n</text:span></text:p>
      <text:p text:style-name="P2"><text:tab/><text:tab/>- <text:span text:style-name="T5">Quick Open… Will display a simple dialog box with a text field to enter </text:span><text:span text:style-name="T6">either index of stock in <text:tab/> <text:tab/> <text:tab/> internal stocks variable or ticker. When entered, will attempt to open file in raw 2yh data</text:span></text:p>
      <text:p text:style-name="P2"><text:tab/><text:tab/>- <text:span text:style-name="T6">Download… Standard Stock downloader; currently only supports intervals and set dates</text:span></text:p>
      <text:p text:style-name="P3"><text:tab/><text:tab/>- <text:span text:style-name="T7">Stock data will be stored in the global raw variable<text:line-break/><text:tab/>- </text:span><text:span text:style-name="T8">Stock data will be placed in a </text:span><text:span text:style-name="T9">subclassed </text:span><text:span text:style-name="T8">QtWidgets.QGraphicsView:<text:line-break/><text:tab/><text:tab/>- self.view.scene() is the entire scene that can be scrolled through via either dragging or scrolling<text:line-break/><text:tab/><text:tab/>- If view chart display is not set graph; candles will be displayed<text:line-break/><text:tab/><text:tab/><text:tab/>- Candle data is used to display the chart<text:line-break/><text:tab/><text:tab/><text:tab/>- self.candles doesn’t contain Candles but instead [time, [o, h, l, c, v]]<text:line-break/><text:tab/><text:tab/>- Display sizing is handled by the self.gridconv variable, which can be set via double clicking on the x <text:tab/><text:tab/><text:tab/> or y-axis, </text:span><text:span text:style-name="T10">self.rangex, self.rangey and self.heivar<text:line-break/><text:tab/><text:tab/><text:tab/>- self.gridconv:</text:span><text:span text:style-name="T11"> [px per dt, dt, px per dy, dy]<text:line-break/><text:tab/><text:tab/><text:tab/><text:tab/>- dt = 5 and px per dt = 40 means that every 40 pixels 5 time units will have been <text:tab/><text:tab/><text:tab/><text:tab/><text:tab/> <text:s/>displayed<text:line-break/><text:tab/><text:tab/><text:tab/>- self.rangex / self.rangey are the range of the entire view.scene() <text:line-break/><text:tab/><text:tab/><text:tab/><text:tab/>- e.g. self.range</text:span><text:span text:style-name="T12">y</text:span><text:span text:style-name="T11"> = (</text:span><text:span text:style-name="T12">100</text:span><text:span text:style-name="T11">, 1</text:span><text:span text:style-name="T12">2</text:span><text:span text:style-name="T11">0) px per d</text:span><text:span text:style-name="T12">y</text:span><text:span text:style-name="T11"> = 40, d</text:span><text:span text:style-name="T12">y</text:span><text:span text:style-name="T11"> = </text:span><text:span text:style-name="T12">1</text:span><text:span text:style-name="T11"> → self.view.scene().</text:span><text:span text:style-name="T13">height()</text:span><text:span text:style-name="T11"> = <text:tab/><text:tab/><text:tab/><text:tab/><text:tab/> <text:s/></text:span><text:span text:style-name="T13">(120-</text:span><text:span text:style-name="T11">100</text:span><text:span text:style-name="T13">)</text:span><text:span text:style-name="T11">/</text:span><text:span text:style-name="T13">1</text:span><text:span text:style-name="T11">*40 </text:span><text:span text:style-name="T12">= 800<text:line-break/><text:tab/><text:tab/><text:tab/>- self.heivar is </text:span><text:span text:style-name="T13">the scene height as calculated in the last example<text:line-break/><text:tab/><text:tab/>- </text:span><text:span text:style-name="T9">The x and y-axis are themselves a QGraphicsView (self.xview, self.yview) <text:line-break/><text:tab/><text:tab/><text:tab/>- They are updated every time the corresponding scroll-bar in self.view changes<text:line-break/><text:tab/><text:tab/><text:tab/>- The scrolling is an effect created by cleverly looping numbers and changing their values</text:span><text:span text:style-name="T14"><text:line-break/><text:tab/>- </text:span><text:span text:style-name="T15">Tab system:</text:span></text:p>
      <text:p text:style-name="P3"><text:tab/><text:tab/>- <text:span text:style-name="T15">Every stock is loaded into a tab<text:line-break/><text:tab/><text:tab/>- Pressing the + Button will add another stock whereas selecting any opening option will override <text:tab/><text:tab/><text:tab/> <text:s/>the current loaded stock in the current tab<text:line-break/><text:tab/><text:tab/>- </text:span><text:span text:style-name="T16">Every tab has it’s own system </text:span><text:span text:style-name="T17">(1 to 1)</text:span><text:span text:style-name="T16">:<text:line-break/><text:tab/><text:tab/><text:tab/>- Systems store important data such as coordinate conversions, index of raw used…<text:line-break/><text:tab/><text:tab/>- </text:span><text:span text:style-name="T18">Changing tabs just selects another system and reloads scene<text:line-break/><text:tab/>- </text:span><text:span text:style-name="T19">Window has 3 side windows (self.docks)<text:line-break/><text:tab/><text:tab/>- self.resetWindows resets everyone exept the first window, which is the left one<text:line-break/><text:tab/><text:tab/>- The left window is split into smaller windows as in self.generals<text:line-break/><text:tab/><text:tab/><text:tab/>- self.resetGeneral resets a subwindow<text:line-break/><text:tab/><text:tab/>- The right window is the variables window which displays stats from self.sideStats</text:span></text:p>
      <text:p text:style-name="P2"><text:tab/>- <text:span text:style-name="T7">Ability to switch between candlestick and graph depiction of loaded chart </text:span></text:p>
      <text:p text:style-name="P2"><text:tab/>- <text:span text:style-name="T5">Different Display modes (self.displayMode | can either be set to “Base Graph”, “Conditions/Indicators”, <text:tab/> <text:tab/> “Strategies”)</text:span></text:p>
      <text:p text:style-name="P1"><text:tab/><text:tab/>- “<text:span text:style-name="T20">Base Graph</text:span>”: <text:s/><text:span text:style-name="T21">When candlesticks are selected: ability to see stats when clicking on a candle</text:span></text:p>
      <text:p text:style-name="P1"><text:tab/><text:tab/>- “<text:span text:style-name="T21">Conditions/Indicators</text:span>”: <text:span text:style-name="T14">Buttons on the bottom window that allows the adding of conditions</text:span></text:p>
      <text:p text:style-name="P1"><text:tab/><text:tab/>- “<text:span text:style-name="T14">Strategies”: Same as with indicators but instead for strategies<text:line-break/><text:tab/>- </text:span><text:span text:style-name="T22">Display area for background processes:<text:line-break/><text:tab/><text:tab/>- Processes have to be registered and delisted when added/removed<text:line-break/><text:tab/><text:tab/>- “backthreads”: Backtests on all historical data<text:line-break/><text:tab/><text:tab/>- “condseeker”: Looks for conditions that match the selected spots</text:span><text:line-break/><text:line-break/><text:span text:style-name="T23">Core </text:span><text:span text:style-name="T24">Features:<text:line-break/><text:tab/>- </text:span><text:span text:style-name="T25">Common Stocks &amp; Groups: Commonly used stocks that can be easily accessed<text:line-break/></text:span><text:soft-page-break/><text:span text:style-name="T25"><text:tab/><text:tab/>- Common stocks will appear as a suggestion when typing tickers<text:line-break/><text:tab/><text:tab/>- Groups can be made from many common stocks<text:line-break/><text:tab/><text:tab/><text:tab/>- A Group when entered will do the operation for all tickers in the group<text:line-break/><text:tab/><text:tab/><text:tab/><text:tab/>- e.g. Benchmark, download, strategy stock list...</text:span></text:p>
      <text:p text:style-name="P4"><text:tab/>- <text:span text:style-name="T14">Indicators: </text:span><text:span text:style-name="T26">Indicators based on the stock currently shown</text:span></text:p>
      <text:p text:style-name="P4"><text:tab/><text:tab/>- <text:span text:style-name="T27">Indicators are created using the </text:span><text:span text:style-name="T26">indicator method:<text:line-break/><text:tab/><text:tab/><text:tab/>- An indicator requires an indName and args to correctly display</text:span><text:span text:style-name="T28"><text:line-break/><text:tab/><text:tab/>- Indicators are stored in self.indicators and have a dictionary: </text:span></text:p>
      <text:p text:style-name="P5"><text:span text:style-name="T28"><text:tab/><text:tab/> <text:s/>{"ID", “</text:span><text:span text:style-name="T26">name</text:span><text:span text:style-name="T28">”, "</text:span><text:span text:style-name="T26">indName</text:span><text:span text:style-name="T28">", “</text:span><text:span text:style-name="T26">args</text:span><text:span text:style-name="T28">”, "dMode", "data", "color", "show"}<text:line-break/><text:tab/><text:tab/>- </text:span><text:span text:style-name="T29">ID is ID of indicator used as an index when the list indexes change<text:line-break/><text:tab/><text:tab/>- </text:span><text:span text:style-name="T26">name is name displayed and automatically generated<text:line-break/><text:tab/><text:tab/>- indName is indicator key for correctly calculating data</text:span><text:span text:style-name="T29"><text:line-break/><text:tab/><text:tab/>- </text:span><text:span text:style-name="T30">args</text:span><text:span text:style-name="T29"> are the </text:span><text:span text:style-name="T30">indicator</text:span><text:span text:style-name="T29"> method arguments saved in order named<text:line-break/><text:tab/><text:tab/>- dMode is how the data will be displayed (0 is none, 1 is graph, 2 is</text:span><text:span text:style-name="T30"> on second view</text:span><text:span text:style-name="T29">, 3 is volume)<text:line-break/><text:tab/><text:tab/>- data is required data for displaying<text:line-break/><text:tab/><text:tab/>- </text:span><text:span text:style-name="T30">color is color of indicator</text:span><text:span text:style-name="T29"><text:line-break/><text:tab/><text:tab/>- show is whether to display<text:line-break/><text:tab/>- Conditions: What is used in </text:span><text:span text:style-name="T31">strategy </text:span><text:span text:style-name="T29">calculation<text:line-break/><text:tab/><text:tab/>- </text:span><text:span text:style-name="T32">Conditions are split in ci and cc:</text:span></text:p>
      <text:p text:style-name="P6"><text:tab/><text:tab/><text:tab/>- <text:span text:style-name="T32">ci are indicator conditions; They are linked to an indicator and retrieve their data from the <text:tab/><text:tab/><text:tab/><text:tab/> <text:s/>condition method<text:line-break/><text:tab/><text:tab/><text:tab/>- cc are complex conditions made by linking conditions in the strategy dialog</text:span><text:span text:style-name="T33"><text:line-break/><text:tab/><text:tab/>- </text:span><text:span text:style-name="T34">The user can create conditions using the view drop-down, the buttons in the condition mode or <text:tab/><text:tab/><text:tab/> <text:s/>indirectly </text:span><text:span text:style-name="T32"><text:line-break/><text:tab/><text:tab/>- Dictionary:<text:line-break/><text:tab/><text:tab/> {"ID", "</text:span><text:span text:style-name="T35">vars</text:span><text:span text:style-name="T32">", "</text:span><text:span text:style-name="T35">data</text:span><text:span text:style-name="T32">", “</text:span><text:span text:style-name="T35">color</text:span><text:span text:style-name="T32">”, “</text:span><text:span text:style-name="T35">name</text:span><text:span text:style-name="T32">”, "</text:span><text:span text:style-name="T35">filters</text:span><text:span text:style-name="T32">", "deps", “</text:span><text:span text:style-name="T36">calc</text:span><text:span text:style-name="T32">”}<text:line-break/><text:tab/><text:tab/>- </text:span><text:span text:style-name="T37">ID is condition ID; not always linked to an indicator<text:line-break/><text:tab/><text:tab/>- </text:span><text:span text:style-name="T38">vars are variables used to calculate data<text:line-break/><text:tab/><text:tab/><text:tab/>- </text:span><text:span text:style-name="T39">when a file has been entered as a condition vars will have changed:<text:line-break/><text:tab/><text:tab/><text:tab/><text:tab/>- vars[0] is the filename<text:line-break/><text:tab/><text:tab/><text:tab/><text:tab/>- vars[1] are the extra arguments for the .py condition</text:span><text:span text:style-name="T40"><text:line-break/><text:tab/><text:tab/>- data is </text:span><text:span text:style-name="T41">a list of </text:span><text:span text:style-name="T40">processed true/false data for when the condition is </text:span><text:span text:style-name="T41">valid<text:line-break/><text:tab/><text:tab/><text:tab/>- </text:span><text:span text:style-name="T42">unprocessed data has len(data) == 0<text:line-break/><text:tab/><text:tab/>- </text:span><text:span text:style-name="T43">color is color for condition in Conditions/Indicators Mode<text:line-break/><text:tab/><text:tab/>- name is the name displayed</text:span><text:span text:style-name="T40"><text:line-break/><text:tab/><text:tab/>- </text:span><text:span text:style-name="T43">filters</text:span><text:span text:style-name="T40"> </text:span><text:span text:style-name="T43">are split in two:<text:line-break/><text:tab/><text:tab/><text:tab/>- [0] is the offset of the condition<text:line-break/><text:tab/><text:tab/><text:tab/>-</text:span><text:span text:style-name="T40"> </text:span><text:span text:style-name="T43">[1] is the </text:span><text:span text:style-name="T40">special trigger for when a condition is true; always after trigger when:<text:line-break/><text:tab/><text:tab/><text:tab/><text:tab/>- true: take data and return original<text:line-break/><text:tab/><text:tab/><text:tab/><text:tab/>- first/last true: mark true if it’s the first/last time the underlying data is true<text:line-break/><text:tab/><text:tab/><text:tab/><text:tab/>- near: if the surrounding 1 spot is true; also mark true </text:span><text:span text:style-name="T41"><text:line-break/><text:tab/><text:tab/>- deps are dependencies; empty list for ci and list of </text:span><text:span text:style-name="T44">&gt;= </text:span><text:span text:style-name="T45">2</text:span><text:span text:style-name="T34"> </text:span><text:span text:style-name="T41">(type of link</text:span><text:span text:style-name="T46">ed</text:span><text:span text:style-name="T41"> condition, id of l. condition), <text:tab/><text:tab/> </text:span><text:span text:style-name="T34">seperated by a logic operator</text:span><text:span text:style-name="T41"> </text:span><text:span text:style-name="T46">for cc<text:line-break/><text:tab/><text:tab/><text:tab/>- </text:span><text:span text:style-name="T45">for a not condition it’s: ((“ci”, id), “not”)<text:line-break/><text:tab/><text:tab/><text:tab/>- for every other it’s: ((“cc”, id), “and”, (“ci”, id))</text:span><text:span text:style-name="T46"><text:line-break/><text:tab/><text:tab/>- </text:span><text:span text:style-name="T36">calc is a list of two other lists:<text:line-break/><text:tab/><text:tab/><text:tab/>- [0] is the top layer meaning everything that is in it has to be calculated and contributes to <text:tab/><text:tab/><text:tab/><text:tab/> <text:s text:c="2"/>the final value presented in the condition data<text:line-break/><text:tab/><text:tab/><text:tab/>- <text:s/>[1] is the calculation order list meaning in what order the variables are calculated<text:line-break/><text:tab/><text:tab/><text:tab/>- </text:span><text:span text:style-name="T47">both contain tuples that are: (type of variable, id)</text:span><text:span text:style-name="T46"><text:line-break/><text:tab/>- </text:span><text:span text:style-name="T33">Strategies: Connection of conditions linked by logic operators<text:line-break/><text:tab/><text:tab/>- </text:span><text:span text:style-name="T34">Strategies can be created using either the view drop-down or the bottom buttons in the </text:span><text:span text:style-name="T48">strategies <text:tab/><text:tab/><text:tab/> <text:s/>mode<text:line-break/></text:span><text:soft-page-break/><text:span text:style-name="T48"><text:tab/><text:tab/>- The strategy dialog allows for linking of </text:span><text:span text:style-name="T49">1</text:span><text:span text:style-name="T48"> </text:span><text:span text:style-name="T49">or more</text:span><text:span text:style-name="T48"> conditions and creating a new one that will be <text:tab/><text:tab/><text:tab/> <text:s/>used in the final calculation<text:line-break/><text:tab/><text:tab/>- </text:span><text:span text:style-name="T50">Changing a condition part of a strategy will recalculate the strategy on change<text:line-break/><text:tab/><text:tab/><text:tab/>→ </text:span><text:span text:style-name="T51">There are 3 different methods that all have to be updated with a new update<text:line-break/><text:tab/><text:tab/><text:tab/> <text:s text:c="4"/>as these are for different features (initializing, recalculating, backtesting)</text:span><text:span text:style-name="T48"><text:line-break/><text:tab/><text:tab/>- Dictionary:<text:line-break/><text:tab/><text:tab/> <text:s/>{"ID", “</text:span><text:span text:style-name="T52">name</text:span><text:span text:style-name="T48">”, "conds", "data", "show", "calc", “</text:span><text:span text:style-name="T53">risk</text:span><text:span text:style-name="T48">”, “</text:span><text:span text:style-name="T54">prefs</text:span><text:span text:style-name="T48">”}<text:line-break/><text:tab/><text:tab/>- ID is ID of strategy<text:line-break/><text:tab/><text:tab/>- </text:span><text:span text:style-name="T52">name is the name displayed</text:span><text:span text:style-name="T48"><text:line-break/><text:tab/><text:tab/>- conds is what conditions the strategy relies on; list of (type of condition, id of condition)<text:line-break/><text:tab/><text:tab/>- data is the true/false data for the strategy<text:line-break/><text:tab/><text:tab/>- show is currently unused<text:line-break/><text:tab/><text:tab/>- calc is a list of whether </text:span><text:span text:style-name="T55">dependency is used in final calculation<text:line-break/><text:tab/><text:tab/>- </text:span><text:span text:style-name="T53">risk is a list of values required in the backtest<text:line-break/><text:tab/><text:tab/> <text:s/>(balance, order type, trailing percentage, $ per order, fees)<text:line-break/><text:tab/><text:tab/><text:tab/>- currently order type is always trailing stop<text:line-break/><text:tab/><text:tab/><text:tab/>- </text:span><text:span text:style-name="T56">risk is split into </text:span><text:span text:style-name="T57">3</text:span><text:span text:style-name="T56"> lists <text:line-break/><text:tab/><text:tab/><text:tab/><text:tab/>- (first values (with variable references) second are variables </text:span><text:span text:style-name="T57">third is calc</text:span><text:span text:style-name="T56">)<text:line-break/><text:tab/><text:tab/><text:tab/><text:tab/>- </text:span><text:span text:style-name="T58">the third list only stores variables, equations and expressions<text:line-break/><text:tab/><text:tab/><text:tab/><text:tab/> <text:s text:c="2"/>(¡Note! <text:s/>Indicators are not stored and have to be created as helpers)</text:span><text:span text:style-name="T53"><text:line-break/><text:tab/><text:tab/>- </text:span><text:span text:style-name="T54">prefs is a list of preferences that determine the time range of the strategy<text:line-break/><text:tab/><text:tab/><text:tab/>- </text:span><text:span text:style-name="T59">(0 is period from which the stock is picked from, 1 is interval, </text:span><text:span text:style-name="T60">2 is additional live data</text:span><text:span text:style-name="T59">)</text:span><text:span text:style-name="T48"><text:line-break/><text:tab/><text:tab/> <text:s/><text:line-break/><text:tab/>- </text:span><text:span text:style-name="T15">Backtests: Running the strategies on the raw stock data and seeing whether they’d make profit<text:line-break/><text:tab/><text:tab/>- </text:span><text:span text:style-name="T61">A backtest is automatically run after a strategy has been created<text:line-break/><text:tab/><text:tab/>- Running a backtest creates 3 new tabs: "Backtest", "Exit Percentages", "Benchmark Comparison"<text:line-break/><text:tab/><text:tab/><text:tab/>- Backtest shows when the strategy bought and sold stocks on the main chart<text:line-break/><text:tab/><text:tab/><text:tab/>- Exit percentages has the same time axis but shows whether the trades resulted in profit<text:line-break/><text:tab/><text:tab/><text:tab/>- Benchmark Comparison shows the money made using the strategy vs. investing the entire <text:tab/><text:tab/><text:tab/> <text:s/>budget at the beginning and holding on to it<text:line-break/><text:tab/><text:tab/>- </text:span><text:span text:style-name="T62">Running a backtest also starts a process that runs the strategy on the entire dataset</text:span><text:span text:style-name="T61"><text:line-break/><text:tab/><text:tab/>- </text:span><text:span text:style-name="T63">Backtest data is stored in the self.entexs: <text:line-break/><text:tab/><text:tab/><text:tab/>- (0 is entries, 1 is exits, 2 is tuples of (time, exit percentage), 3 total money)<text:line-break/><text:tab/><text:tab/>- </text:span><text:span text:style-name="T64">A debug can also be run in which case every stock in the predownloaded list will be loaded by <text:tab/><text:tab/><text:tab/> <text:s/>pressing the next button<text:line-break/><text:tab/><text:tab/><text:tab/>- self.debugvar has 3 indexes:<text:line-break/><text:tab/><text:tab/><text:tab/><text:tab/>- 0 is whether debug is active<text:line-break/><text:tab/><text:tab/><text:tab/><text:tab/>- 1 is current used raw ind<text:line-break/><text:tab/><text:tab/><text:tab/><text:tab/>- 2 is id of strategy debugged<text:line-break/><text:tab/><text:tab/><text:tab/><text:tab/>- 3 is whether set scene should move to first marked spot</text:span><text:span text:style-name="T63"><text:line-break/><text:tab/>- </text:span><text:span text:style-name="T65">Operations: Same as a buy order IRL but for the backtest<text:line-break/><text:tab/><text:tab/>- </text:span><text:span text:style-name="T66">Class that stores all relevant data for the order:<text:line-break/><text:tab/><text:tab/> <text:s/>(</text:span><text:span text:style-name="T65">stock, stty, number, stlo=0, tapr=0, perc=1</text:span><text:span text:style-name="T66">)<text:line-break/><text:tab/><text:tab/>- stock is raw index, which will be purchased<text:line-break/><text:tab/><text:tab/>- stty is stop type; either stop limit; trailing stop<text:line-break/><text:tab/><text:tab/>- number is amount purchased<text:line-break/><text:tab/><text:tab/>- stlo is stop loss in $<text:line-break/><text:tab/><text:tab/>- tapr is take profit in $<text:line-break/><text:tab/><text:tab/>- perc is trailing stop percentage</text:span><text:span text:style-name="T63"><text:line-break/><text:line-break/><text:tab/>- </text:span><text:span text:style-name="T67">Calculating Variables: Process of calculating the user created variables<text:line-break/><text:tab/><text:tab/>- First a top layer is created with what variables are needed to calculate the overarching value<text:line-break/><text:tab/><text:tab/><text:tab/>- Variables are in use in conditions, and in risk management<text:line-break/></text:span><text:soft-page-break/><text:span text:style-name="T67"><text:tab/><text:tab/> - When the top layer is calculated, the program creates a calculation order, so that every variable is <text:tab/><text:tab/><text:tab/> <text:s text:c="2"/>calculated when first possible with some that are calculated at the very beginning to abort if an <text:tab/><text:tab/><text:tab/> <text:s text:c="2"/>error occurs early on<text:line-break/><text:tab/><text:tab/>- The variable calculation runs on a for loop that calculates reoccurring values once e.g. SMA or <text:tab/><text:tab/><text:tab/> <text:s text:c="2"/>other simple calculations<text:line-break/><text:tab/><text:tab/>- The loop is running on each time spot of the stock<text:line-break/><text:tab/><text:tab/>- At the end, filters may be applied if e.g. a condition is calculated<text:line-break/><text:tab/><text:tab/>- Variable calculation methods are used three times and have to be changed individually<text:line-break/><text:tab/><text:tab/><text:tab/>- One in the condition creator as getData<text:line-break/><text:tab/><text:tab/><text:tab/>- One in the peek method<text:line-break/><text:tab/><text:tab/><text:tab/>- One in the getRisk method for exit strategies<text:line-break/><text:tab/>- </text:span><text:span text:style-name="T68">Reviewing Strategies: Dialog window to fully analyse a strategy<text:line-break/><text:tab/><text:tab/>- A strategy can be analysed by selecting it and pressing run<text:line-break/><text:tab/><text:tab/><text:tab/>- Pressing run will run a local backthread that returns operation variable to a queue<text:line-break/><text:tab/><text:tab/><text:tab/>- The values are displayed in the list underneath the strategy cbox<text:line-break/><text:tab/><text:tab/><text:tab/>- </text:span><text:span text:style-name="T25">Each value represents an operation and can be sorted<text:line-break/><text:tab/><text:tab/><text:tab/>- Double clicking an operation will display it in the mini viewer<text:line-break/><text:tab/><text:tab/>- A mini viewer similar to the one in the condition creator is on the right<text:line-break/><text:tab/><text:tab/><text:tab/>- It can be used to display any live and offilne stock entered<text:line-break/><text:tab/><text:tab/><text:tab/>- Clicking “In Viewer” will show it in the big viewer with the current spot marked<text:line-break/><text:tab/><text:tab/>- Strategies run can also be analysed through e.g. a benchmark<text:line-break/><text:tab/><text:tab/><text:tab/>- The benchmark will only show final percentages<text:line-break/><text:tab/><text:tab/><text:tab/>- More data can be seen by exporting to a .xlsx</text:span><text:span text:style-name="T63"><text:line-break/><text:line-break/></text:span><text:span text:style-name="T23">Dialog Windows:<text:line-break/><text:tab/>- </text:span><text:span text:style-name="T69">Save/ Save As...: Standard Save dialog<text:line-break/><text:tab/><text:tab/>- Saves all current strategies and their dependencies in a .str file<text:line-break/><text:tab/>- Preferences...: <text:s/>Settings<text:line-break/><text:tab/>- </text:span><text:span text:style-name="T70">Condition Creator...:<text:line-break/><text:tab/><text:tab/>- Create a condition via picking relevant Variables and creating Equations with them<text:line-break/><text:tab/><text:tab/>- At the end expressions will decide when the condition is valid<text:line-break/><text:tab/><text:tab/>- Variable Types:<text:line-break/><text:tab/><text:tab/><text:tab/>- Indicator: IndicatorVariable with var set to “”<text:line-break/><text:tab/><text:tab/><text:tab/><text:tab/>- </text:span><text:span text:style-name="T71">The indicator itself with main data</text:span><text:span text:style-name="T70"><text:line-break/><text:tab/><text:tab/><text:tab/><text:tab/>- name is display name of indicator<text:line-break/><text:tab/><text:tab/><text:tab/><text:tab/>- indName is key of indicator<text:line-break/><text:tab/><text:tab/><text:tab/><text:tab/>- args are arguments passed in<text:line-break/><text:tab/><text:tab/><text:tab/><text:tab/>- </text:span><text:span text:style-name="T72">id is id of indicator in indicators list</text:span><text:span text:style-name="T70"><text:line-break/><text:tab/><text:tab/><text:tab/>- </text:span><text:span text:style-name="T73">Variable: IndicatorVariable same class as Indicator but with small changes<text:line-break/><text:tab/><text:tab/><text:tab/><text:tab/>- </text:span><text:span text:style-name="T71">Variable from indicator</text:span><text:span text:style-name="T73"><text:line-break/><text:tab/><text:tab/><text:tab/><text:tab/>- var is key of variable<text:line-break/><text:tab/><text:tab/><text:tab/><text:tab/>- val is value of variable<text:line-break/><text:tab/><text:tab/><text:tab/>- Equation: VariableEquation class<text:line-break/><text:tab/><text:tab/><text:tab/><text:tab/>- </text:span><text:span text:style-name="T74">Equation created using either numbers or variables</text:span><text:span text:style-name="T70"><text:line-break/><text:tab/><text:tab/><text:tab/><text:tab/>- name is display name of </text:span><text:span text:style-name="T73">equation</text:span><text:span text:style-name="T70"><text:line-break/><text:tab/><text:tab/><text:tab/><text:tab/>- </text:span><text:span text:style-name="T75">type is equation type e.g. Basic, Round...</text:span><text:span text:style-name="T70"><text:line-break/><text:tab/><text:tab/><text:tab/><text:tab/>- args are arguments passed in<text:line-break/><text:tab/><text:tab/><text:tab/><text:tab/><text:tab/>- </text:span><text:span text:style-name="T76">variables used are referenced as e.g. %v0 </text:span><text:span text:style-name="T70"><text:line-break/><text:tab/><text:tab/><text:tab/><text:tab/><text:tab/><text:tab/>- </text:span><text:span text:style-name="T76">meaning its of type IndicatorVariable and i</text:span><text:span text:style-name="T77">d</text:span><text:span text:style-name="T76"> 0 in vars<text:line-break/><text:tab/><text:tab/><text:tab/><text:tab/>- vars contains the ids of the variables used<text:line-break/><text:tab/><text:tab/><text:tab/><text:tab/>- </text:span><text:span text:style-name="T78">val is value of equation<text:line-break/><text:tab/><text:tab/><text:tab/><text:tab/>- id is id of equation in equation</text:span><text:span text:style-name="T79">s<text:line-break/><text:tab/><text:tab/><text:tab/>- </text:span><text:span text:style-name="T71">Expressions: </text:span><text:span text:style-name="T80">VariableExpression </text:span><text:span text:style-name="T81">class<text:line-break/></text:span><text:soft-page-break/><text:span text:style-name="T81"><text:tab/><text:tab/><text:tab/><text:tab/>- Combination of variables or equations with boolean value</text:span><text:span text:style-name="T70"><text:line-break/><text:tab/><text:tab/><text:tab/><text:tab/>- name is display name of </text:span><text:span text:style-name="T81">expression</text:span><text:span text:style-name="T70"><text:line-break/><text:tab/><text:tab/><text:tab/><text:tab/>- </text:span><text:span text:style-name="T75">type is </text:span><text:span text:style-name="T82">expression</text:span><text:span text:style-name="T75"> type e.g. </text:span><text:span text:style-name="T83">Combine</text:span><text:span text:style-name="T75">, </text:span><text:span text:style-name="T83">Compare…<text:line-break/><text:tab/><text:tab/><text:tab/><text:tab/><text:tab/>- </text:span><text:span text:style-name="T84">Variable Expressions always have “Variable” as type</text:span><text:span text:style-name="T75"><text:line-break/><text:tab/><text:tab/><text:tab/><text:tab/>- </text:span><text:span text:style-name="T85">args are arguments passed in<text:line-break/><text:tab/><text:tab/><text:tab/><text:tab/>- vars are ids of variables passed in<text:line-break/><text:tab/><text:tab/><text:tab/><text:tab/>- </text:span><text:span text:style-name="T86">id is id of expression in expressions<text:line-break/><text:tab/><text:tab/>- </text:span><text:span text:style-name="T84">Variable reference strings:<text:line-break/><text:tab/><text:tab/><text:tab/>- Usually have this format: “%v0%-1”<text:line-break/><text:tab/><text:tab/><text:tab/><text:tab/>- Means IndicatorVariable with ID 0 at spot -1<text:line-break/><text:tab/><text:tab/><text:tab/><text:tab/>- A | can also be used as a seperator for multiple variables<text:line-break/><text:tab/><text:tab/><text:tab/><text:tab/><text:tab/>- This appears e.g. in Aggregates<text:line-break/><text:tab/><text:tab/><text:tab/><text:tab/>- </text:span><text:span text:style-name="T87">Spot can also be a variable so it can look like: “%v3%v0”</text:span><text:span text:style-name="T86"><text:line-break/><text:tab/><text:tab/>- </text:span><text:span text:style-name="T84">Ability to include a filter and offset, which will be processed on top of the data<text:line-break/><text:tab/><text:tab/>- </text:span><text:span text:style-name="T88">Ability to switch the mode from simple to advanced<text:line-break/><text:tab/><text:tab/><text:tab/>- Simple mode only allows templates to be added and only shows top layer expressions<text:line-break/><text:tab/><text:tab/>- Tree view to show how the variables are linked</text:span><text:span text:style-name="T69"><text:line-break/><text:tab/>- </text:span><text:span text:style-name="T89">Conditions...:<text:line-break/><text:tab/><text:tab/>- Ability to set Indicator, Operator, Color, Variables, Trigger, Whether to mark and whether to show<text:line-break/><text:tab/><text:tab/>- Free space in the middle to show the current condition off (currently </text:span><text:span text:style-name="T90">WIP</text:span><text:span text:style-name="T89">)<text:line-break/><text:tab/>- </text:span><text:span text:style-name="T90">Strategies...: <text:line-break/><text:tab/><text:tab/>- Two lists with available conditions on the right and used conditions on the left<text:line-break/><text:tab/><text:tab/>- Tree view to show how conditions are interacting and hot the final data is calculated<text:line-break/><text:tab/><text:tab/>- Whether to mark spots where the strategy applies<text:line-break/><text:tab/><text:tab/>- Risk management <text:line-break/><text:tab/><text:tab/><text:tab/>- </text:span><text:span text:style-name="T91">Every value needed can be connected to a variable, which will be calculated before the <text:tab/><text:tab/><text:tab/><text:tab/> <text:s/>backtest is run</text:span><text:span text:style-name="T92"><text:line-break/><text:tab/><text:tab/>- </text:span><text:span text:style-name="T93">Stock preferences for specifying what live data to look for</text:span><text:span text:style-name="T92"><text:line-break/><text:line-break/></text:span><text:span text:style-name="T65">Important Methods:<text:line-break/><text:tab/>- </text:span><text:span text:style-name="T88">indicator, equation, expression (all used to calculate variables)</text:span><text:span text:style-name="T65"><text:line-break/><text:tab/>- self.find</text:span><text:span text:style-name="T94">(what, id)</text:span><text:span text:style-name="T65"><text:line-break/><text:tab/><text:tab/>- ability to find </text:span><text:span text:style-name="T94">indicator, condition, strategy, given the id<text:line-break/><text:tab/><text:tab/>- </text:span><text:span text:style-name="T95">what is what it’s looking for (i, c, s)<text:line-break/><text:tab/><text:tab/>- id is ID of thing in it’s category<text:line-break/><text:tab/><text:tab/>- what can also be ci meaning it will search the condition given the indicator ID<text:line-break/></text:span><text:span text:style-name="T96">Notes:<text:line-break/><text:tab/>- self.ctrlButton and self.selectButton work similarly but ind in ctrl means indicator and ind in select means <text:tab/> <text:s/><text:tab/> <text:s/>condi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.5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0.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6:15:16.511000000</meta:creation-date>
    <dc:date>2024-12-22T15:12:07.255000000</dc:date>
    <meta:editing-duration>PT7H59M51S</meta:editing-duration>
    <meta:editing-cycles>106</meta:editing-cycles>
    <meta:generator>LibreOffice/24.8.3.2$Windows_X86_64 LibreOffice_project/48a6bac9e7e268aeb4c3483fcf825c94556d9f92</meta:generator>
    <meta:document-statistic meta:table-count="0" meta:image-count="0" meta:object-count="0" meta:page-count="5" meta:paragraph-count="18" meta:word-count="2428" meta:character-count="14476" meta:non-whitespace-character-count="11365"/>
  </office:meta>
</office:document-meta>
</file>